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officeooo:paragraph-rsid="00f62b20"/>
    </style:style>
    <style:style style:name="P2" style:family="paragraph" style:parent-style-name="_5f_PARENT">
      <style:text-properties fo:language="ru" fo:country="RU" officeooo:rsid="00fc2aa3" officeooo:paragraph-rsid="00fc2aa3"/>
    </style:style>
    <style:style style:name="P3" style:family="paragraph" style:parent-style-name="_5f_PARENT">
      <style:text-properties fo:language="ru" fo:country="RU" officeooo:rsid="010253af" officeooo:paragraph-rsid="010253af"/>
    </style:style>
    <style:style style:name="P4" style:family="paragraph" style:parent-style-name="_5f_PARENT">
      <style:text-properties fo:language="ru" fo:country="RU" officeooo:rsid="010639e6" officeooo:paragraph-rsid="010639e6"/>
    </style:style>
    <style:style style:name="P5" style:family="paragraph" style:parent-style-name="_5f_PARENT">
      <style:text-properties fo:language="ru" fo:country="RU" officeooo:rsid="010abfb4" officeooo:paragraph-rsid="010abfb4"/>
    </style:style>
    <style:style style:name="P6" style:family="paragraph" style:parent-style-name="_5f_PARENT">
      <style:text-properties officeooo:rsid="00fd5202" officeooo:paragraph-rsid="00fd5202"/>
    </style:style>
    <style:style style:name="P7" style:family="paragraph" style:parent-style-name="_5f_PARENT">
      <style:text-properties officeooo:rsid="00fd8170" officeooo:paragraph-rsid="00fd8170"/>
    </style:style>
    <style:style style:name="P8" style:family="paragraph" style:parent-style-name="_5f_PARENT">
      <style:text-properties fo:language="en" fo:country="US" officeooo:rsid="01044c16" officeooo:paragraph-rsid="01044c16"/>
    </style:style>
    <style:style style:name="P9" style:family="paragraph" style:parent-style-name="_5f_PARENT">
      <style:text-properties fo:language="en" fo:country="US" officeooo:rsid="010639e6" officeooo:paragraph-rsid="01044c16"/>
    </style:style>
    <style:style style:name="P10" style:family="paragraph" style:parent-style-name="_5f_PARENT">
      <style:text-properties fo:language="en" fo:country="US" officeooo:rsid="01097a96" officeooo:paragraph-rsid="01097a96"/>
    </style:style>
    <style:style style:name="P11" style:family="paragraph" style:parent-style-name="_5f_PARENT">
      <style:text-properties officeooo:paragraph-rsid="00fc2aa3"/>
    </style:style>
    <style:style style:name="P12" style:family="paragraph" style:parent-style-name="_5f_PARENT">
      <style:text-properties fo:language="en" fo:country="US" officeooo:rsid="01097a96" officeooo:paragraph-rsid="01097a96"/>
    </style:style>
    <style:style style:name="P13" style:family="paragraph" style:parent-style-name="_5f_PARENT">
      <style:text-properties fo:language="ru" fo:country="RU" officeooo:rsid="010ec114" officeooo:paragraph-rsid="010ec114"/>
    </style:style>
    <style:style style:name="T1" style:family="text">
      <style:text-properties fo:language="ru" fo:country="RU" officeooo:rsid="00f62b2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0639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_5f_HEAD_20_N.N.N">Использование PyInstaller</text:p>
        <text:p text:style-name="P1"><text:a xlink:type="simple" xlink:href="https://pyinstaller.readthedocs.io/en/stable/usage.html#using-pyinstaller" text:style-name="Internet_20_link" text:visited-style-name="Visited_20_Internet_20_Link">https://pyinstaller.readthedocs.io/en/stable/usage.html#using-pyinstaller</text:a></text:p>
        <text:p text:style-name="P1">Установка</text:p>
        <text:p text:style-name="_5f_CODE">pip install PyInstaller</text:p>
        <text:p text:style-name="_5f_PARENT">В самом простом случае установите текущий каталог в местоположение вашей программы myscript.py и выполните:</text:p>
        <text:p text:style-name="_5f_CODE">pyinstaller myscript.py</text:p>
        <text:p text:style-name="_5f_PARENT">PyInstaller анализирует myscript.py и <text:span text:style-name="T1">п</text:span>ишет myscript.spec в той же папке, что и скрипт.</text:p>
        <text:p text:style-name="_5f_PARENT">Создает папку build в той же папке, что и скрипт, если она не существует.</text:p>
        <text:p text:style-name="_5f_PARENT">Записывает некоторые файлы журнала и рабочие файлы в build папку.</text:p>
        <text:p text:style-name="_5f_PARENT">Создает папку dist в той же папке, что и скрипт, если она не существует.</text:p>
        <text:p text:style-name="_5f_PARENT">Записывает myscript исполняемую папку в dist папку.</text:p>
        <text:p text:style-name="_5f_PARENT">В dist папке вы найдете приложение, которое вы распространяете среди своих пользователей.</text:p>
        <text:p text:style-name="_5f_PARENT"/>
        <text:p text:style-name="P3">загрузим другую библиотеку</text:p>
        <text:p text:style-name="P8">Как проверить какие модули Python установлены в системе</text:p>
        <text:p text:style-name="P9">pip freeze</text:p>
        <text:p text:style-name="P9">pip install PyQt5==5.11.3</text:p>
        <text:p text:style-name="P4">эту грузят по максимуму</text:p>
        <text:p text:style-name="P4"/>
        <text:p text:style-name="P4"/>
        <text:p text:style-name="P4">QtWebEngine , QtWebEngineCore и QtWebEngineWidgets модули были перенесены в отдельный пакет PyQtWebEngine. Это только изменение упаковки и не влияет на приложения.</text:p>
        <text:p text:style-name="_5f_CODE">pip install PyQt5</text:p>
        <text:p text:style-name="_5f_CODE"><text:span text:style-name="T3">p</text:span><text:span text:style-name="T2">ip </text:span><text:span text:style-name="T3">install </text:span><text:span text:style-name="T2">PyQtWebEngine</text:span></text:p>
        <text:p text:style-name="P5">записать дерево BeautifulSoup в файл</text:p>
        <text:p text:style-name="P5">Просто преобразуйте экземпляр soup в строку и напишите:</text:p>
        <text:p text:style-name="P5"/>
        <text:p text:style-name="P5"/>
        <text:p text:style-name="P5">with open("output1.html", "w") as file:</text:p>
        <text:p text:style-name="P5"><text:s text:c="4"/>file.write(str(soup))</text:p>
        <text:p text:style-name="P10"/>
        <text:p text:style-name="_5f_CODE"><text:s text:c="8"/>import json</text:p>
        <text:p text:style-name="_5f_CODE"><text:soft-page-break/><text:s text:c="8"/>with open('tuning/config.json', 'r') as f:</text:p>
        <text:p text:style-name="_5f_CODE"><text:s text:c="12"/>config = json.load(f)</text:p>
        <text:p text:style-name="_5f_CODE"><text:s text:c="8"/>#edit the data</text:p>
        <text:p text:style-name="_5f_CODE"><text:s text:c="8"/># config['key3'] = 'value3'</text:p>
        <text:p text:style-name="_5f_CODE"><text:s text:c="8"/># config = {'key1': 'value1', 'key2': 'value2'}</text:p>
        <text:p text:style-name="_5f_CODE"><text:s text:c="8"/># with open('config.json', 'w') as f:</text:p>
        <text:p text:style-name="_5f_CODE"><text:s text:c="12"/># json.dump(config, f)</text:p>
        <text:p text:style-name="P10"/>
        <text:p text:style-name="P13">все с таблицами (((</text:p>
        <text:p text:style-name="P13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4cm" loext:contextual-spacing="true" fo:text-align="start" style:justify-single-word="false" fo:hyphenation-ladder-count="no-limit" fo:text-indent="0.199cm" style:auto-text-indent="false" style:page-number="auto" fo:background-color="transparent" fo:padding="0.049cm" fo:border-left="3pt solid #263eb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3pt" fo:language="zxx" fo:country="none" fo:font-weight="normal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1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77</meta:editing-cycles>
    <meta:print-date>1970-01-01T03:00:00</meta:print-date>
    <meta:creation-date>2011-03-09T13:01:00</meta:creation-date>
    <dc:date>2019-03-09T14:41:21.518000000</dc:date>
    <dc:language>ru-RU</dc:language>
    <meta:editing-duration>P2DT5H35M45S</meta:editing-duration>
    <meta:generator>LibreOffice/6.2.0.3$Windows_X86_64 LibreOffice_project/98c6a8a1c6c7b144ce3cc729e34964b47ce25d62</meta:generator>
    <meta:document-statistic meta:table-count="0" meta:image-count="0" meta:object-count="0" meta:page-count="2" meta:paragraph-count="33" meta:word-count="196" meta:character-count="1508" meta:non-whitespace-character-count="1269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